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pelineCacheKey.removeLas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ipelineCacheKey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ipelineCacheKey.equals( Object obje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ipelineCacheKey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acheKey.cop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ipelineCacheKey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ipelineCacheKey.PipelineCach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acheKey.addKey( ComponentCacheKey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ipelineCacheKey.removeUntilCachePoi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ipelineCacheKey.PipelineCacheKey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